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8b2" officeooo:paragraph-rsid="0010c8b2"/>
    </style:style>
    <style:style style:name="P2" style:family="paragraph" style:parent-style-name="Standard">
      <style:paragraph-properties fo:text-align="center" style:justify-single-word="false"/>
      <style:text-properties officeooo:rsid="0010c8b2" officeooo:paragraph-rsid="0010c8b2"/>
    </style:style>
    <style:style style:name="P3" style:family="paragraph" style:parent-style-name="Standard">
      <style:text-properties officeooo:rsid="0010ed77" officeooo:paragraph-rsid="0011d905"/>
    </style:style>
    <style:style style:name="P4" style:family="paragraph" style:parent-style-name="Standard">
      <style:text-properties officeooo:rsid="0011d905" officeooo:paragraph-rsid="0011d905"/>
    </style:style>
    <style:style style:name="P5" style:family="paragraph" style:parent-style-name="Standard">
      <style:text-properties officeooo:rsid="0011d905" officeooo:paragraph-rsid="0027f171"/>
    </style:style>
    <style:style style:name="P6" style:family="paragraph" style:parent-style-name="Standard">
      <style:text-properties officeooo:rsid="0012f9f2" officeooo:paragraph-rsid="0012f9f2"/>
    </style:style>
    <style:style style:name="P7" style:family="paragraph" style:parent-style-name="Standard">
      <style:paragraph-properties fo:text-align="center" style:justify-single-word="false"/>
      <style:text-properties officeooo:rsid="0012f9f2" officeooo:paragraph-rsid="00199651"/>
    </style:style>
    <style:style style:name="P8" style:family="paragraph" style:parent-style-name="Standard">
      <style:text-properties officeooo:rsid="001498e0" officeooo:paragraph-rsid="001498e0"/>
    </style:style>
    <style:style style:name="P9" style:family="paragraph" style:parent-style-name="Standard">
      <style:paragraph-properties fo:text-align="center" style:justify-single-word="false"/>
      <style:text-properties officeooo:rsid="001498e0" officeooo:paragraph-rsid="001498e0"/>
    </style:style>
    <style:style style:name="P10" style:family="paragraph" style:parent-style-name="Standard">
      <style:paragraph-properties fo:text-align="center" style:justify-single-word="false"/>
      <style:text-properties officeooo:rsid="001498e0" officeooo:paragraph-rsid="00199651"/>
    </style:style>
    <style:style style:name="P11" style:family="paragraph" style:parent-style-name="Standard">
      <style:paragraph-properties fo:text-align="center" style:justify-single-word="false"/>
      <style:text-properties officeooo:rsid="001498e0" officeooo:paragraph-rsid="0015189b"/>
    </style:style>
    <style:style style:name="P12" style:family="paragraph" style:parent-style-name="Standard">
      <style:text-properties officeooo:rsid="0015189b" officeooo:paragraph-rsid="0015189b"/>
    </style:style>
    <style:style style:name="P13" style:family="paragraph" style:parent-style-name="Standard">
      <style:paragraph-properties fo:text-align="center" style:justify-single-word="false"/>
      <style:text-properties officeooo:rsid="0015189b" officeooo:paragraph-rsid="0015189b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officeooo:rsid="00199651" officeooo:paragraph-rsid="00199651"/>
    </style:style>
    <style:style style:name="P15" style:family="paragraph" style:parent-style-name="Standard">
      <style:paragraph-properties fo:text-align="center" style:justify-single-word="false"/>
      <style:text-properties fo:color="#3465a4" loext:opacity="100%" officeooo:rsid="001498e0" officeooo:paragraph-rsid="00199651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officeooo:rsid="001498e0" officeooo:paragraph-rsid="001498e0"/>
    </style:style>
    <style:style style:name="P17" style:family="paragraph" style:parent-style-name="Standard">
      <style:text-properties fo:color="#3465a4" loext:opacity="100%" officeooo:rsid="0012f9f2" officeooo:paragraph-rsid="0012f9f2"/>
    </style:style>
    <style:style style:name="P18" style:family="paragraph" style:parent-style-name="Standard">
      <style:paragraph-properties fo:text-align="center" style:justify-single-word="false"/>
      <style:text-properties fo:color="#3465a4" loext:opacity="100%" officeooo:rsid="0012f9f2" officeooo:paragraph-rsid="00199651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officeooo:rsid="0011d905" officeooo:paragraph-rsid="0011d905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officeooo:rsid="00247c79" officeooo:paragraph-rsid="00247c79"/>
    </style:style>
    <style:style style:name="P21" style:family="paragraph" style:parent-style-name="Standard">
      <style:paragraph-properties fo:text-align="center" style:justify-single-word="false"/>
      <style:text-properties officeooo:rsid="00206c87" officeooo:paragraph-rsid="00206c87"/>
    </style:style>
    <style:style style:name="P22" style:family="paragraph" style:parent-style-name="Standard">
      <style:paragraph-properties fo:text-align="center" style:justify-single-word="false"/>
      <style:text-properties officeooo:rsid="00247c79" officeooo:paragraph-rsid="00247c79"/>
    </style:style>
    <style:style style:name="P23" style:family="paragraph" style:parent-style-name="Standard">
      <style:paragraph-properties fo:text-align="center" style:justify-single-word="false"/>
      <style:text-properties officeooo:rsid="002614fe" officeooo:paragraph-rsid="00247c79"/>
    </style:style>
    <style:style style:name="P24" style:family="paragraph" style:parent-style-name="Standard">
      <style:paragraph-properties fo:text-align="center" style:justify-single-word="false"/>
      <style:text-properties officeooo:rsid="002614fe" officeooo:paragraph-rsid="002614fe"/>
    </style:style>
    <style:style style:name="P25" style:family="paragraph" style:parent-style-name="Standard">
      <style:text-properties officeooo:rsid="0015189b" officeooo:paragraph-rsid="001498e0"/>
    </style:style>
    <style:style style:name="P26" style:family="paragraph" style:parent-style-name="Standard">
      <style:paragraph-properties fo:text-align="center" style:justify-single-word="false"/>
      <style:text-properties fo:color="#3465a4" loext:opacity="100%" officeooo:rsid="0012f9f2" officeooo:paragraph-rsid="00247c79"/>
    </style:style>
    <style:style style:name="P27" style:family="paragraph" style:parent-style-name="Standard">
      <style:paragraph-properties fo:text-align="center" style:justify-single-word="false"/>
      <style:text-properties officeooo:rsid="00247c79" officeooo:paragraph-rsid="00247c79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officeooo:rsid="0029e80f" officeooo:paragraph-rsid="0029e80f"/>
    </style:style>
    <style:style style:name="T1" style:family="text">
      <style:text-properties officeooo:rsid="0012f9f2"/>
    </style:style>
    <style:style style:name="T2" style:family="text">
      <style:text-properties fo:color="#3465a4" loext:opacity="100%" fo:font-size="20pt" style:font-size-asian="20pt" style:font-size-complex="20pt"/>
    </style:style>
    <style:style style:name="T3" style:family="text">
      <style:text-properties fo:color="#3465a4" loext:opacity="100%" fo:font-size="20pt" officeooo:rsid="0027f171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officeooo:rsid="001b1a27"/>
    </style:style>
    <style:style style:name="T6" style:family="text">
      <style:text-properties officeooo:rsid="00206c87"/>
    </style:style>
    <style:style style:name="T7" style:family="text">
      <style:text-properties officeooo:rsid="00222057"/>
    </style:style>
    <style:style style:name="T8" style:family="text">
      <style:text-properties officeooo:rsid="00247c79"/>
    </style:style>
    <style:style style:name="T9" style:family="text">
      <style:text-properties officeooo:rsid="00252e57"/>
    </style:style>
    <style:style style:name="T10" style:family="text">
      <style:text-properties officeooo:rsid="002614fe"/>
    </style:style>
    <style:style style:name="T11" style:family="text">
      <style:text-properties officeooo:rsid="0027f171"/>
    </style:style>
    <style:style style:name="T12" style:family="text">
      <style:text-properties officeooo:rsid="0029e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4"><text:s text:c="2"/></text:span><text:span text:style-name="T2"><text:s/>Cahier des charges </text:span><text:span text:style-name="T3">(vente de pâtisseries)</text:span></text:p>
      <text:p text:style-name="P1"/>
      <text:p text:style-name="P1"/>
      <text:p text:style-name="P19">présentation du site internet :</text:p>
      <text:p text:style-name="P19"/>
      <text:p text:style-name="P5">j’aimerais crée un<text:span text:style-name="T12">e</text:span> <text:span text:style-name="T12">application</text:span> <text:span text:style-name="T6">pour vendre des pâtisseries</text:span> pour que les clients puisse achète en ligne <text:span text:style-name="T1">des </text:span><text:span text:style-name="T6">pâtisseries </text:span><text:span text:style-name="T1">. </text:span></text:p>
      <text:p text:style-name="P20"/>
      <text:p text:style-name="P18">les produits : </text:p>
      <text:p text:style-name="P7"/>
      <text:p text:style-name="P21">gâteaux au chocolat tiramisu <text:span text:style-name="T7">assortiments de verrines </text:span><text:span text:style-name="T12">tarte cake</text:span></text:p>
      <text:p text:style-name="P17"/>
      <text:p text:style-name="P16"><text:span text:style-name="T5">clients</text:span> : </text:p>
      <text:p text:style-name="P9"/>
      <text:p text:style-name="P9">le nom , prénom , adresse, numéro de téléphone, date de naissance</text:p>
      <text:p text:style-name="P8"/>
      <text:p text:style-name="P15">connexion sur le site : </text:p>
      <text:p text:style-name="P10"/>
      <text:p text:style-name="P10"><text:span text:style-name="T7">email</text:span> mot de passe </text:p>
      <text:p text:style-name="P11"/>
      <text:p text:style-name="P25"/>
      <text:p text:style-name="P14">moyen de payement :</text:p>
      <text:p text:style-name="P14"/>
      <text:p text:style-name="P13">payement par carte bleu</text:p>
      <text:p text:style-name="P13"/>
      <text:p text:style-name="P26"><text:span text:style-name="T8">Graphisme</text:span>: </text:p>
      <text:p text:style-name="P26"/>
      <text:p text:style-name="P13"><text:s/><text:span text:style-name="T8">couleur : marron et rouge</text:span></text:p>
      <text:p text:style-name="P22">titres : <text:span text:style-name="T9">italique centre souligner</text:span></text:p>
      <text:p text:style-name="P28">chaque que page aura un fond </text:p>
      <text:p text:style-name="P23"/>
      <text:p text:style-name="P23"/>
      <text:p text:style-name="P24"/>
      <text:p text:style-name="P22"/>
      <text:p text:style-name="P22"/>
      <text:p text:style-name="P22"/>
      <text:p text:style-name="P13"/>
      <text:p text:style-name="P12"/>
      <text:p text:style-name="P12"/>
      <text:p text:style-name="P6"/>
      <text:p text:style-name="P6"/>
      <text:p text:style-name="P6"/>
      <text:p text:style-name="P4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09:57:47.029000000</meta:creation-date>
    <dc:date>2024-03-12T13:52:54.066000000</dc:date>
    <meta:editing-duration>PT5H14M40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5" meta:word-count="90" meta:character-count="538" meta:non-whitespace-character-count="450"/>
  </office:meta>
</office:document-meta>
</file>